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Лист1">
        <table:table-column/>
        <table:table-column/>
        <table:table-row>
          <table:table-cell office:value-type="string">
            <text:p>these</text:p>
          </table:table-cell>
          <table:table-cell office:value-type="string">
            <text:p>эти</text:p>
          </table:table-cell>
        </table:table-row>
        <table:table-row>
          <table:table-cell office:value-type="string">
            <text:p>they're</text:p>
          </table:table-cell>
          <table:table-cell office:value-type="string">
            <text:p>они</text:p>
          </table:table-cell>
        </table:table-row>
        <table:table-row>
          <table:table-cell office:value-type="string">
            <text:p>both</text:p>
          </table:table-cell>
          <table:table-cell office:value-type="string">
            <text:p>оба</text:p>
          </table:table-cell>
        </table:table-row>
        <table:table-row>
          <table:table-cell office:value-type="string">
            <text:p>great</text:p>
          </table:table-cell>
          <table:table-cell office:value-type="string">
            <text:p>большой</text:p>
          </table:table-cell>
        </table:table-row>
        <table:table-row>
          <table:table-cell office:value-type="string">
            <text:p>named</text:p>
          </table:table-cell>
          <table:table-cell office:value-type="string">
            <text:p>названный</text:p>
          </table:table-cell>
        </table:table-row>
        <table:table-row>
          <table:table-cell office:value-type="string">
            <text:p>flattering</text:p>
          </table:table-cell>
          <table:table-cell office:value-type="string">
            <text:p>лестный</text:p>
          </table:table-cell>
        </table:table-row>
        <table:table-row>
          <table:table-cell office:value-type="string">
            <text:p>weird</text:p>
          </table:table-cell>
          <table:table-cell office:value-type="string">
            <text:p>странный</text:p>
          </table:table-cell>
        </table:table-row>
        <table:table-row>
          <table:table-cell office:value-type="string">
            <text:p>do</text:p>
          </table:table-cell>
          <table:table-cell office:value-type="string">
            <text:p>делать</text:p>
          </table:table-cell>
        </table:table-row>
        <table:table-row>
          <table:table-cell office:value-type="string">
            <text:p>to</text:p>
          </table:table-cell>
          <table:table-cell office:value-type="string">
            <text:p>к</text:p>
          </table:table-cell>
        </table:table-row>
        <table:table-row>
          <table:table-cell office:value-type="string">
            <text:p>them</text:p>
          </table:table-cell>
          <table:table-cell office:value-type="string">
            <text:p>их</text:p>
          </table:table-cell>
        </table:table-row>
        <table:table-row>
          <table:table-cell office:value-type="string">
            <text:p>squeeze</text:p>
          </table:table-cell>
          <table:table-cell office:value-type="string">
            <text:p>сжимать</text:p>
          </table:table-cell>
        </table:table-row>
        <table:table-row>
          <table:table-cell office:value-type="string">
            <text:p>Manhandle</text:p>
          </table:table-cell>
          <table:table-cell office:value-type="string">
            <text:p>Ручка</text:p>
          </table:table-cell>
        </table:table-row>
        <table:table-row>
          <table:table-cell office:value-type="string">
            <text:p>give</text:p>
          </table:table-cell>
          <table:table-cell office:value-type="string">
            <text:p>давать</text:p>
          </table:table-cell>
        </table:table-row>
        <table:table-row>
          <table:table-cell office:value-type="string">
            <text:p>business</text:p>
          </table:table-cell>
          <table:table-cell office:value-type="string">
            <text:p>бизнес</text:p>
          </table:table-cell>
        </table:table-row>
        <table:table-row>
          <table:table-cell office:value-type="string">
            <text:p>shuffle</text:p>
          </table:table-cell>
          <table:table-cell office:value-type="string">
            <text:p>перетасовать</text:p>
          </table:table-cell>
        </table:table-row>
        <table:table-row>
          <table:table-cell office:value-type="string">
            <text:p>really</text:p>
          </table:table-cell>
          <table:table-cell office:value-type="string">
            <text:p>Действительно</text:p>
          </table:table-cell>
        </table:table-row>
        <table:table-row>
          <table:table-cell office:value-type="string">
            <text:p>get</text:p>
          </table:table-cell>
          <table:table-cell office:value-type="string">
            <text:p>получать</text:p>
          </table:table-cell>
        </table:table-row>
        <table:table-row>
          <table:table-cell office:value-type="string">
            <text:p>wrong</text:p>
          </table:table-cell>
          <table:table-cell office:value-type="string">
            <text:p>неправильный</text:p>
          </table:table-cell>
        </table:table-row>
        <table:table-row>
          <table:table-cell office:value-type="string">
            <text:p>doing</text:p>
          </table:table-cell>
          <table:table-cell office:value-type="string">
            <text:p>делает</text:p>
          </table:table-cell>
        </table:table-row>
        <table:table-row>
          <table:table-cell office:value-type="string">
            <text:p>mad</text:p>
          </table:table-cell>
          <table:table-cell office:value-type="string">
            <text:p>безумный</text:p>
          </table:table-cell>
        </table:table-row>
        <table:table-row>
          <table:table-cell office:value-type="string">
            <text:p>happening</text:p>
          </table:table-cell>
          <table:table-cell office:value-type="string">
            <text:p>происходит</text:p>
          </table:table-cell>
        </table:table-row>
        <table:table-row>
          <table:table-cell office:value-type="string">
            <text:p>supposed</text:p>
          </table:table-cell>
          <table:table-cell office:value-type="string">
            <text:p>предполагаемый</text:p>
          </table:table-cell>
        </table:table-row>
        <table:table-row>
          <table:table-cell office:value-type="string">
            <text:p>making</text:p>
          </table:table-cell>
          <table:table-cell office:value-type="string">
            <text:p>изготовление</text:p>
          </table:table-cell>
        </table:table-row>
        <table:table-row>
          <table:table-cell office:value-type="string">
            <text:p>fun</text:p>
          </table:table-cell>
          <table:table-cell office:value-type="string">
            <text:p>веселье</text:p>
          </table:table-cell>
        </table:table-row>
        <table:table-row>
          <table:table-cell office:value-type="string">
            <text:p>poor</text:p>
          </table:table-cell>
          <table:table-cell office:value-type="string">
            <text:p>бедный</text:p>
          </table:table-cell>
        </table:table-row>
        <table:table-row>
          <table:table-cell office:value-type="string">
            <text:p>geez</text:p>
          </table:table-cell>
          <table:table-cell office:value-type="string">
            <text:p>блин</text:p>
          </table:table-cell>
        </table:table-row>
        <table:table-row>
          <table:table-cell office:value-type="string">
            <text:p>necessary</text:p>
          </table:table-cell>
          <table:table-cell office:value-type="string">
            <text:p>необходимый</text:p>
          </table:table-cell>
        </table:table-row>
        <table:table-row>
          <table:table-cell office:value-type="string">
            <text:p>kind</text:p>
          </table:table-cell>
          <table:table-cell office:value-type="string">
            <text:p>добрый</text:p>
          </table:table-cell>
        </table:table-row>
        <table:table-row>
          <table:table-cell office:value-type="string">
            <text:p>handled</text:p>
          </table:table-cell>
          <table:table-cell office:value-type="string">
            <text:p>обработанный</text:p>
          </table:table-cell>
        </table:table-row>
        <table:table-row>
          <table:table-cell office:value-type="string">
            <text:p>telling</text:p>
          </table:table-cell>
          <table:table-cell office:value-type="string">
            <text:p>рассказывать</text:p>
          </table:table-cell>
        </table:table-row>
        <table:table-row>
          <table:table-cell office:value-type="string">
            <text:p>how</text:p>
          </table:table-cell>
          <table:table-cell office:value-type="string">
            <text:p>как</text:p>
          </table:table-cell>
        </table:table-row>
        <table:table-row>
          <table:table-cell office:value-type="string">
            <text:p>bully</text:p>
          </table:table-cell>
          <table:table-cell office:value-type="string">
            <text:p>терроризировать</text:p>
          </table:table-cell>
        </table:table-row>
        <table:table-row>
          <table:table-cell office:value-type="string">
            <text:p>cause</text:p>
          </table:table-cell>
          <table:table-cell office:value-type="string">
            <text:p>причина</text:p>
          </table:table-cell>
        </table:table-row>
        <table:table-row>
          <table:table-cell office:value-type="string">
            <text:p>rich</text:p>
          </table:table-cell>
          <table:table-cell office:value-type="string">
            <text:p>богатый</text:p>
          </table:table-cell>
        </table:table-row>
        <table:table-row>
          <table:table-cell office:value-type="string">
            <text:p>There you are</text:p>
          </table:table-cell>
          <table:table-cell office:value-type="string">
            <text:p>Вот ты где</text:p>
          </table:table-cell>
        </table:table-row>
        <table:table-row>
          <table:table-cell office:value-type="string">
            <text:p>errand</text:p>
          </table:table-cell>
          <table:table-cell office:value-type="string">
            <text:p>поручение</text:p>
          </table:table-cell>
        </table:table-row>
        <table:table-row>
          <table:table-cell office:value-type="string">
            <text:p>different</text:p>
          </table:table-cell>
          <table:table-cell office:value-type="string">
            <text:p>другой</text:p>
          </table:table-cell>
        </table:table-row>
        <table:table-row>
          <table:table-cell office:value-type="string">
            <text:p>extra</text:p>
          </table:table-cell>
          <table:table-cell office:value-type="string">
            <text:p>дополнительный</text:p>
          </table:table-cell>
        </table:table-row>
        <table:table-row>
          <table:table-cell office:value-type="string">
            <text:p>pair</text:p>
          </table:table-cell>
          <table:table-cell office:value-type="string">
            <text:p>пара</text:p>
          </table:table-cell>
        </table:table-row>
        <table:table-row>
          <table:table-cell office:value-type="string">
            <text:p>pretty</text:p>
          </table:table-cell>
          <table:table-cell office:value-type="string">
            <text:p>симпатичный</text:p>
          </table:table-cell>
        </table:table-row>
        <table:table-row>
          <table:table-cell office:value-type="string">
            <text:p>obvious</text:p>
          </table:table-cell>
          <table:table-cell office:value-type="string">
            <text:p>очевидный</text:p>
          </table:table-cell>
        </table:table-row>
        <table:table-row>
          <table:table-cell office:value-type="string">
            <text:p>we</text:p>
          </table:table-cell>
          <table:table-cell office:value-type="string">
            <text:p>мы</text:p>
          </table:table-cell>
        </table:table-row>
        <table:table-row>
          <table:table-cell office:value-type="string">
            <text:p>got</text:p>
          </table:table-cell>
          <table:table-cell office:value-type="string">
            <text:p>получил</text:p>
          </table:table-cell>
        </table:table-row>
        <table:table-row>
          <table:table-cell office:value-type="string">
            <text:p>hell</text:p>
          </table:table-cell>
          <table:table-cell office:value-type="string">
            <text:p>ад</text:p>
          </table:table-cell>
        </table:table-row>
        <table:table-row>
          <table:table-cell office:value-type="string">
            <text:p>out</text:p>
          </table:table-cell>
          <table:table-cell office:value-type="string">
            <text:p>вне</text:p>
          </table:table-cell>
        </table:table-row>
        <table:table-row>
          <table:table-cell office:value-type="string">
            <text:p>much</text:p>
          </table:table-cell>
          <table:table-cell office:value-type="string">
            <text:p>много</text:p>
          </table:table-cell>
        </table:table-row>
        <table:table-row>
          <table:table-cell office:value-type="string">
            <text:p>by</text:p>
          </table:table-cell>
          <table:table-cell office:value-type="string">
            <text:p>к</text:p>
          </table:table-cell>
        </table:table-row>
        <table:table-row>
          <table:table-cell office:value-type="string">
            <text:p>myself</text:p>
          </table:table-cell>
          <table:table-cell office:value-type="string">
            <text:p>сам</text:p>
          </table:table-cell>
        </table:table-row>
        <table:table-row>
          <table:table-cell office:value-type="string">
            <text:p>He'll be</text:p>
          </table:table-cell>
          <table:table-cell office:value-type="string">
            <text:p>Он будет</text:p>
          </table:table-cell>
        </table:table-row>
        <table:table-row>
          <table:table-cell office:value-type="string">
            <text:p>we'll be</text:p>
          </table:table-cell>
          <table:table-cell office:value-type="string">
            <text:p>мы будем</text:p>
          </table:table-cell>
        </table:table-row>
        <table:table-row>
          <table:table-cell office:value-type="string">
            <text:p>our</text:p>
          </table:table-cell>
          <table:table-cell office:value-type="string">
            <text:p>наш</text:p>
          </table:table-cell>
        </table:table-row>
        <table:table-row>
          <table:table-cell office:value-type="string">
            <text:p>children</text:p>
          </table:table-cell>
          <table:table-cell office:value-type="string">
            <text:p>дети</text:p>
          </table:table-cell>
        </table:table-row>
        <table:table-row>
          <table:table-cell office:value-type="string">
            <text:p>thought</text:p>
          </table:table-cell>
          <table:table-cell office:value-type="string">
            <text:p>мысль</text:p>
          </table:table-cell>
        </table:table-row>
        <table:table-row>
          <table:table-cell office:value-type="string">
            <text:p>swing</text:p>
          </table:table-cell>
          <table:table-cell office:value-type="string">
            <text:p>качать</text:p>
          </table:table-cell>
        </table:table-row>
        <table:table-row>
          <table:table-cell office:value-type="string">
            <text:p>wife</text:p>
          </table:table-cell>
          <table:table-cell office:value-type="string">
            <text:p>жена</text:p>
          </table:table-cell>
        </table:table-row>
        <table:table-row>
          <table:table-cell office:value-type="string">
            <text:p>tell me</text:p>
          </table:table-cell>
          <table:table-cell office:value-type="string">
            <text:p>скажи мне</text:p>
          </table:table-cell>
        </table:table-row>
        <table:table-row>
          <table:table-cell office:value-type="string">
            <text:p>incredibly</text:p>
          </table:table-cell>
          <table:table-cell office:value-type="string">
            <text:p>невероятно</text:p>
          </table:table-cell>
        </table:table-row>
        <table:table-row>
          <table:table-cell office:value-type="string">
            <text:p>urgent</text:p>
          </table:table-cell>
          <table:table-cell office:value-type="string">
            <text:p>срочный</text:p>
          </table:table-cell>
        </table:table-row>
        <table:table-row>
          <table:table-cell office:value-type="string">
            <text:p>reason</text:p>
          </table:table-cell>
          <table:table-cell office:value-type="string">
            <text:p>причина</text:p>
          </table:table-cell>
        </table:table-row>
        <table:table-row>
          <table:table-cell office:value-type="string">
            <text:p>meals</text:p>
          </table:table-cell>
          <table:table-cell office:value-type="string">
            <text:p>еда</text:p>
          </table:table-cell>
        </table:table-row>
        <table:table-row>
          <table:table-cell office:value-type="string">
            <text:p>involves</text:p>
          </table:table-cell>
          <table:table-cell office:value-type="string">
            <text:p>включает в себя</text:p>
          </table:table-cell>
        </table:table-row>
        <table:table-row>
          <table:table-cell office:value-type="string">
            <text:p>performing</text:p>
          </table:table-cell>
          <table:table-cell office:value-type="string">
            <text:p>выполнение</text:p>
          </table:table-cell>
        </table:table-row>
        <table:table-row>
          <table:table-cell office:value-type="string">
            <text:p>surgery</text:p>
          </table:table-cell>
          <table:table-cell office:value-type="string">
            <text:p>операция</text:p>
          </table:table-cell>
        </table:table-row>
        <table:table-row>
          <table:table-cell office:value-type="string">
            <text:p>rehash</text:p>
          </table:table-cell>
          <table:table-cell office:value-type="string">
            <text:p>перефразировать</text:p>
          </table:table-cell>
        </table:table-row>
        <table:table-row>
          <table:table-cell office:value-type="string">
            <text:p>sense</text:p>
          </table:table-cell>
          <table:table-cell office:value-type="string">
            <text:p>смысл</text:p>
          </table:table-cell>
        </table:table-row>
        <table:table-row>
          <table:table-cell office:value-type="string">
            <text:p>busy</text:p>
          </table:table-cell>
          <table:table-cell office:value-type="string">
            <text:p>занятый</text:p>
          </table:table-cell>
        </table:table-row>
        <table:table-row>
          <table:table-cell office:value-type="string">
            <text:p>will</text:p>
          </table:table-cell>
          <table:table-cell office:value-type="string">
            <text:p>воля</text:p>
          </table:table-cell>
        </table:table-row>
        <table:table-row>
          <table:table-cell office:value-type="string">
            <text:p>way</text:p>
          </table:table-cell>
          <table:table-cell office:value-type="string">
            <text:p>способ</text:p>
          </table:table-cell>
        </table:table-row>
        <table:table-row>
          <table:table-cell office:value-type="string">
            <text:p>some</text:p>
          </table:table-cell>
          <table:table-cell office:value-type="string">
            <text:p>некоторый</text:p>
          </table:table-cell>
        </table:table-row>
        <table:table-row>
          <table:table-cell office:value-type="string">
            <text:p>honey</text:p>
          </table:table-cell>
          <table:table-cell office:value-type="string">
            <text:p>мед</text:p>
          </table:table-cell>
        </table:table-row>
        <table:table-row>
          <table:table-cell office:value-type="string">
            <text:p>pitch</text:p>
          </table:table-cell>
          <table:table-cell office:value-type="string">
            <text:p>подача</text:p>
          </table:table-cell>
        </table:table-row>
        <table:table-row>
          <table:table-cell office:value-type="string">
            <text:p>pitch</text:p>
          </table:table-cell>
          <table:table-cell office:value-type="string">
            <text:p>подача</text:p>
          </table:table-cell>
        </table:table-row>
        <table:table-row>
          <table:table-cell office:value-type="string">
            <text:p>nursing home</text:p>
          </table:table-cell>
          <table:table-cell office:value-type="string">
            <text:p>дом престарелых</text:p>
          </table:table-cell>
        </table:table-row>
        <table:table-row>
          <table:table-cell office:value-type="string">
            <text:p>when</text:p>
          </table:table-cell>
          <table:table-cell office:value-type="string">
            <text:p>когда</text:p>
          </table:table-cell>
        </table:table-row>
        <table:table-row>
          <table:table-cell office:value-type="string">
            <text:p>hear</text:p>
          </table:table-cell>
          <table:table-cell office:value-type="string">
            <text:p>слышать</text:p>
          </table:table-cell>
        </table:table-row>
        <table:table-row>
          <table:table-cell office:value-type="string">
            <text:p>beeps</text:p>
          </table:table-cell>
          <table:table-cell office:value-type="string">
            <text:p>гудит</text:p>
          </table:table-cell>
        </table:table-row>
        <table:table-row>
          <table:table-cell office:value-type="string">
            <text:p>conditions</text:p>
          </table:table-cell>
          <table:table-cell office:value-type="string">
            <text:p>условия</text:p>
          </table:table-cell>
        </table:table-row>
        <table:table-row>
          <table:table-cell office:value-type="string">
            <text:p>there's</text:p>
          </table:table-cell>
          <table:table-cell office:value-type="string">
            <text:p>есть</text:p>
          </table:table-cell>
        </table:table-row>
        <table:table-row>
          <table:table-cell office:value-type="string">
            <text:p>those</text:p>
          </table:table-cell>
          <table:table-cell office:value-type="string">
            <text:p>те</text:p>
          </table:table-cell>
        </table:table-row>
        <table:table-row>
          <table:table-cell office:value-type="string">
            <text:p>seeds</text:p>
          </table:table-cell>
          <table:table-cell office:value-type="string">
            <text:p>семена</text:p>
          </table:table-cell>
        </table:table-row>
        <table:table-row>
          <table:table-cell office:value-type="string">
            <text:p>research</text:p>
          </table:table-cell>
          <table:table-cell office:value-type="string">
            <text:p>исследовать</text:p>
          </table:table-cell>
        </table:table-row>
        <table:table-row>
          <table:table-cell office:value-type="string">
            <text:p>anxiety</text:p>
          </table:table-cell>
          <table:table-cell office:value-type="string">
            <text:p>беспокойство</text:p>
          </table:table-cell>
        </table:table-row>
        <table:table-row>
          <table:table-cell office:value-type="string">
            <text:p>lumbering</text:p>
          </table:table-cell>
          <table:table-cell office:value-type="string">
            <text:p>громоздкий</text:p>
          </table:table-cell>
        </table:table-row>
        <table:table-row>
          <table:table-cell office:value-type="string">
            <text:p>defies</text:p>
          </table:table-cell>
          <table:table-cell office:value-type="string">
            <text:p>бросает вызов</text:p>
          </table:table-cell>
        </table:table-row>
        <table:table-row>
          <table:table-cell office:value-type="string">
            <text:p>logic</text:p>
          </table:table-cell>
          <table:table-cell office:value-type="string">
            <text:p>логика</text:p>
          </table:table-cell>
        </table:table-row>
        <table:table-row>
          <table:table-cell office:value-type="string">
            <text:p>i get it</text:p>
          </table:table-cell>
          <table:table-cell office:value-type="string">
            <text:p>я понял</text:p>
          </table:table-cell>
        </table:table-row>
        <table:table-row>
          <table:table-cell office:value-type="string">
            <text:p>surface</text:p>
          </table:table-cell>
          <table:table-cell office:value-type="string">
            <text:p>поверхность</text:p>
          </table:table-cell>
        </table:table-row>
        <table:table-row>
          <table:table-cell office:value-type="string">
            <text:p>basiclly</text:p>
          </table:table-cell>
          <table:table-cell office:value-type="string">
            <text:p>в основном</text:p>
          </table:table-cell>
        </table:table-row>
        <table:table-row>
          <table:table-cell office:value-type="string">
            <text:p>below</text:p>
          </table:table-cell>
          <table:table-cell office:value-type="string">
            <text:p>ниже</text:p>
          </table:table-cell>
        </table:table-row>
        <table:table-row>
          <table:table-cell office:value-type="string">
            <text:p>putting</text:p>
          </table:table-cell>
          <table:table-cell office:value-type="string">
            <text:p>положить</text:p>
          </table:table-cell>
        </table:table-row>
        <table:table-row>
          <table:table-cell office:value-type="string">
            <text:p>told</text:p>
          </table:table-cell>
          <table:table-cell office:value-type="string">
            <text:p>сказал</text:p>
          </table:table-cell>
        </table:table-row>
        <table:table-row>
          <table:table-cell office:value-type="string">
            <text:p>ordering</text:p>
          </table:table-cell>
          <table:table-cell office:value-type="string">
            <text:p>заказ</text:p>
          </table:table-cell>
        </table:table-row>
        <table:table-row>
          <table:table-cell office:value-type="string">
            <text:p>horrible</text:p>
          </table:table-cell>
          <table:table-cell office:value-type="string">
            <text:p>ужасный</text:p>
          </table:table-cell>
        </table:table-row>
        <table:table-row>
          <table:table-cell office:value-type="string">
            <text:p>influence</text:p>
          </table:table-cell>
          <table:table-cell office:value-type="string">
            <text:p>влияние</text:p>
          </table:table-cell>
        </table:table-row>
        <table:table-row>
          <table:table-cell office:value-type="string">
            <text:p>blow</text:p>
          </table:table-cell>
          <table:table-cell office:value-type="string">
            <text:p>дуть</text:p>
          </table:table-cell>
        </table:table-row>
        <table:table-row>
          <table:table-cell office:value-type="string">
            <text:p>naked</text:p>
          </table:table-cell>
          <table:table-cell office:value-type="string">
            <text:p>голый</text:p>
          </table:table-cell>
        </table:table-row>
        <table:table-row>
          <table:table-cell office:value-type="string">
            <text:p>way</text:p>
          </table:table-cell>
          <table:table-cell office:value-type="string">
            <text:p>способ</text:p>
          </table:table-cell>
        </table:table-row>
        <table:table-row>
          <table:table-cell office:value-type="string">
            <text:p>moved</text:p>
          </table:table-cell>
          <table:table-cell office:value-type="string">
            <text:p>взолнованный</text:p>
          </table:table-cell>
        </table:table-row>
        <table:table-row>
          <table:table-cell office:value-type="string">
            <text:p>no relation</text:p>
          </table:table-cell>
          <table:table-cell office:value-type="string">
            <text:p>никакого отношения</text:p>
          </table:table-cell>
        </table:table-row>
        <table:table-row>
          <table:table-cell office:value-type="string">
            <text:p>wonder</text:p>
          </table:table-cell>
          <table:table-cell office:value-type="string">
            <text:p>удивляться</text:p>
          </table:table-cell>
        </table:table-row>
        <table:table-row>
          <table:table-cell office:value-type="string">
            <text:p>kidding</text:p>
          </table:table-cell>
          <table:table-cell office:value-type="string">
            <text:p>шутя</text:p>
          </table:table-cell>
        </table:table-row>
        <table:table-row>
          <table:table-cell office:value-type="string">
            <text:p>So much</text:p>
          </table:table-cell>
          <table:table-cell office:value-type="string">
            <text:p>Так много</text:p>
          </table:table-cell>
        </table:table-row>
        <table:table-row>
          <table:table-cell office:value-type="string">
            <text:p>notify us</text:p>
          </table:table-cell>
          <table:table-cell office:value-type="string">
            <text:p>сообщите нам</text:p>
          </table:table-cell>
        </table:table-row>
        <table:table-row>
          <table:table-cell office:value-type="string">
            <text:p>usually</text:p>
          </table:table-cell>
          <table:table-cell office:value-type="string">
            <text:p>обычно</text:p>
          </table:table-cell>
        </table:table-row>
        <table:table-row>
          <table:table-cell office:value-type="string">
            <text:p>type</text:p>
          </table:table-cell>
          <table:table-cell office:value-type="string">
            <text:p>тип</text:p>
          </table:table-cell>
        </table:table-row>
        <table:table-row>
          <table:table-cell office:value-type="string">
            <text:p>cover me</text:p>
          </table:table-cell>
          <table:table-cell office:value-type="string">
            <text:p>прикрой меня</text:p>
          </table:table-cell>
        </table:table-row>
        <table:table-row>
          <table:table-cell office:value-type="string">
            <text:p>Holy crap</text:p>
          </table:table-cell>
          <table:table-cell office:value-type="string">
            <text:p>Святое дерьмо</text:p>
          </table:table-cell>
        </table:table-row>
        <table:table-row>
          <table:table-cell office:value-type="string">
            <text:p>This is Insane</text:p>
          </table:table-cell>
          <table:table-cell office:value-type="string">
            <text:p>Это безумие</text:p>
          </table:table-cell>
        </table:table-row>
        <table:table-row>
          <table:table-cell office:value-type="string">
            <text:p>improvisor</text:p>
          </table:table-cell>
          <table:table-cell office:value-type="string">
            <text:p>импровизатор</text:p>
          </table:table-cell>
        </table:table-row>
        <table:table-row>
          <table:table-cell office:value-type="string">
            <text:p>goodness</text:p>
          </table:table-cell>
          <table:table-cell office:value-type="string">
            <text:p>доброта</text:p>
          </table:table-cell>
        </table:table-row>
        <table:table-row>
          <table:table-cell office:value-type="string">
            <text:p>dissappointend</text:p>
          </table:table-cell>
          <table:table-cell office:value-type="string">
            <text:p>разочаровывать конец</text:p>
          </table:table-cell>
        </table:table-row>
        <table:table-row>
          <table:table-cell office:value-type="string">
            <text:p>behavior</text:p>
          </table:table-cell>
          <table:table-cell office:value-type="string">
            <text:p>поведение</text:p>
          </table:table-cell>
        </table:table-row>
        <table:table-row>
          <table:table-cell office:value-type="string">
            <text:p>should</text:p>
          </table:table-cell>
          <table:table-cell office:value-type="string">
            <text:p>должен</text:p>
          </table:table-cell>
        </table:table-row>
        <table:table-row>
          <table:table-cell office:value-type="string">
            <text:p>beyond</text:p>
          </table:table-cell>
          <table:table-cell office:value-type="string">
            <text:p>вне</text:p>
          </table:table-cell>
        </table:table-row>
        <table:table-row>
          <table:table-cell office:value-type="string">
            <text:p>reasoning</text:p>
          </table:table-cell>
          <table:table-cell office:value-type="string">
            <text:p>рассуждение</text:p>
          </table:table-cell>
        </table:table-row>
        <table:table-row>
          <table:table-cell office:value-type="string">
            <text:p>personal</text:p>
          </table:table-cell>
          <table:table-cell office:value-type="string">
            <text:p>личный</text:p>
          </table:table-cell>
        </table:table-row>
        <table:table-row>
          <table:table-cell office:value-type="string">
            <text:p>i do</text:p>
          </table:table-cell>
          <table:table-cell office:value-type="string">
            <text:p>я делаю</text:p>
          </table:table-cell>
        </table:table-row>
        <table:table-row>
          <table:table-cell office:value-type="string">
            <text:p>compete</text:p>
          </table:table-cell>
          <table:table-cell office:value-type="string">
            <text:p>конкурировать</text:p>
          </table:table-cell>
        </table:table-row>
        <table:table-row>
          <table:table-cell office:value-type="string">
            <text:p>twice</text:p>
          </table:table-cell>
          <table:table-cell office:value-type="string">
            <text:p>дважды</text:p>
          </table:table-cell>
        </table:table-row>
        <table:table-row>
          <table:table-cell office:value-type="string">
            <text:p>holy crap</text:p>
          </table:table-cell>
          <table:table-cell office:value-type="string">
            <text:p>черт возьми</text:p>
          </table:table-cell>
        </table:table-row>
        <table:table-row>
          <table:table-cell office:value-type="string">
            <text:p>What the hell</text:p>
          </table:table-cell>
          <table:table-cell office:value-type="string">
            <text:p>Какого черта</text:p>
          </table:table-cell>
        </table:table-row>
        <table:table-row>
          <table:table-cell office:value-type="string">
            <text:p>hanging</text:p>
          </table:table-cell>
          <table:table-cell office:value-type="string">
            <text:p>висит</text:p>
          </table:table-cell>
        </table:table-row>
        <table:table-row>
          <table:table-cell office:value-type="string">
            <text:p>whatever's</text:p>
          </table:table-cell>
          <table:table-cell office:value-type="string">
            <text:p>что бы ни было</text:p>
          </table:table-cell>
        </table:table-row>
        <table:table-row>
          <table:table-cell office:value-type="string">
            <text:p>we overreacted</text:p>
          </table:table-cell>
          <table:table-cell office:value-type="string">
            <text:p>мы слишком остро отреагировали</text:p>
          </table:table-cell>
        </table:table-row>
        <table:table-row>
          <table:table-cell office:value-type="string">
            <text:p>keep</text:p>
          </table:table-cell>
          <table:table-cell office:value-type="string">
            <text:p>держать</text:p>
          </table:table-cell>
        </table:table-row>
        <table:table-row>
          <table:table-cell office:value-type="string">
            <text:p>bargain</text:p>
          </table:table-cell>
          <table:table-cell office:value-type="string">
            <text:p>торговаться</text:p>
          </table:table-cell>
        </table:table-row>
        <table:table-row>
          <table:table-cell office:value-type="string">
            <text:p>i supposed to do</text:p>
          </table:table-cell>
          <table:table-cell office:value-type="string">
            <text:p>я должен был сделать</text:p>
          </table:table-cell>
        </table:table-row>
        <table:table-row>
          <table:table-cell office:value-type="string">
            <text:p>really wear</text:p>
          </table:table-cell>
          <table:table-cell office:value-type="string">
            <text:p>действительно носить</text:p>
          </table:table-cell>
        </table:table-row>
        <table:table-row>
          <table:table-cell office:value-type="string">
            <text:p>pants</text:p>
          </table:table-cell>
          <table:table-cell office:value-type="string">
            <text:p>брюки</text:p>
          </table:table-cell>
        </table:table-row>
        <table:table-row>
          <table:table-cell office:value-type="string">
            <text:p>between us</text:p>
          </table:table-cell>
          <table:table-cell office:value-type="string">
            <text:p>между нами</text:p>
          </table:table-cell>
        </table:table-row>
        <table:table-row>
          <table:table-cell office:value-type="string">
            <text:p>bedtime</text:p>
          </table:table-cell>
          <table:table-cell office:value-type="string">
            <text:p>перед сном</text:p>
          </table:table-cell>
        </table:table-row>
        <table:table-row>
          <table:table-cell office:value-type="string">
            <text:p>stay up</text:p>
          </table:table-cell>
          <table:table-cell office:value-type="string">
            <text:p>не ложиться спать</text:p>
          </table:table-cell>
        </table:table-row>
        <table:table-row>
          <table:table-cell office:value-type="string">
            <text:p>though</text:p>
          </table:table-cell>
          <table:table-cell office:value-type="string">
            <text:p>хотя</text:p>
          </table:table-cell>
        </table:table-row>
        <table:table-row>
          <table:table-cell office:value-type="string">
            <text:p>holy caw</text:p>
          </table:table-cell>
          <table:table-cell office:value-type="string">
            <text:p>святая корова</text:p>
          </table:table-cell>
        </table:table-row>
        <table:table-row>
          <table:table-cell office:value-type="string">
            <text:p>they'll tear us apart</text:p>
          </table:table-cell>
          <table:table-cell office:value-type="string">
            <text:p>они разорвут нас на части</text:p>
          </table:table-cell>
        </table:table-row>
        <table:table-row>
          <table:table-cell office:value-type="string">
            <text:p>stick</text:p>
          </table:table-cell>
          <table:table-cell office:value-type="string">
            <text:p>палка</text:p>
          </table:table-cell>
        </table:table-row>
        <table:table-row>
          <table:table-cell office:value-type="string">
            <text:p>wonderfull</text:p>
          </table:table-cell>
          <table:table-cell office:value-type="string">
            <text:p>чудесно</text:p>
          </table:table-cell>
        </table:table-row>
        <table:table-row>
          <table:table-cell office:value-type="string">
            <text:p>we're</text:p>
          </table:table-cell>
          <table:table-cell office:value-type="string">
            <text:p>были</text:p>
          </table:table-cell>
        </table:table-row>
        <table:table-row>
          <table:table-cell office:value-type="string">
            <text:p>we've</text:p>
          </table:table-cell>
          <table:table-cell office:value-type="string">
            <text:p>у нас есть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6-01-11T15:44:53.432174</meta:creation-date>
    <dc:date>2026-01-11T15:44:53.447012</dc:date>
    <meta:generator>http://pypi.python.org/pypi/ezodf/0.1.0$Python3.13.11 (main, Dec  5 2025, 00:00:00) [GCC 15.2.1 20251111 (Red Hat 15.2.1-4)]</meta:generator>
    <meta:document-statistic/>
    <meta:editing-cycles>1</meta:editing-cycles>
  </office:meta>
</office:document-meta>
</file>